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2mm" fo:break-before="auto" style:use-optimal-row-height="true"/>
    </style:style>
    <style:style style:name="ro3" style:family="table-row">
      <style:table-row-properties style:row-height="59.95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16.3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#ffcc00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3:.B139])" office:value-type="time" office:time-value="PT00H02M08S" calcext:value-type="time">
            <text:p>02:08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i-config, WLA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05S" calcext:value-type="time">
            <text:p>00:05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s Spielen: „docker run -ti arm32v6/alpine:3.5 /bin/sh“, docker ps (-a)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Nas kann auch länger dauern – mehrere Jobs parallel</text:p>
          </table:table-cell>
        </table:table-row>
        <table:table-row table:style-name="ro2">
          <table:table-cell office:value-type="string" calcext:value-type="string">
            <text:p>lxterminal -e docker run  hypriot/armhf-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a | cut -d" " -f 1 | grep -v CONTAINER)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hypriot/armhf-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 --link fpm:phpfpm mandel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2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50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.00.0000</text:date>, <text:time style:data-style-name="N2" text:time-value="11:57:49.560703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16T00:04:10.380134308</dc:date>
    <meta:editing-duration>PT12H28M16S</meta:editing-duration>
    <meta:editing-cycles>29</meta:editing-cycles>
    <meta:generator>LibreOffice/5.1.6.2$Linux_X86_64 LibreOffice_project/10m0$Build-2</meta:generator>
    <meta:document-statistic meta:table-count="1" meta:cell-count="86" meta:object-count="0"/>
  </office:meta>
</office:document-meta>
</file>